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6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9.76pt"/>
    </style:style>
    <style:style style:name="co6" style:family="table-column">
      <style:table-column-properties fo:break-before="auto" style:column-width="77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1"/>
    <style:style style:name="ce24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30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ce3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49.453371" calcext:value-type="float">
            <text:p>8649.45337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53.624732" calcext:value-type="float">
            <text:p>8553.62473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37.638284" calcext:value-type="float">
            <text:p>8637.63828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3276.132969" calcext:value-type="float">
            <text:p>103276.13296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1645.705914" calcext:value-type="float">
            <text:p>101645.7059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2469.504956" calcext:value-type="float">
            <text:p>102469.50495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7724.138895" calcext:value-type="float">
            <text:p>87724.13889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9579.0291" calcext:value-type="float">
            <text:p>89579.029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9255.698064" calcext:value-type="float">
            <text:p>89255.69806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2672.489207" calcext:value-type="float">
            <text:p>92672.48920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3447.228622" calcext:value-type="float">
            <text:p>93447.22862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90562.419823" calcext:value-type="float">
            <text:p>90562.41982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0.563378" calcext:value-type="float">
            <text:p>1210.56337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6.910557" calcext:value-type="float">
            <text:p>1036.91055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3.296125" calcext:value-type="float">
            <text:p>843.29612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058.442101" calcext:value-type="float">
            <text:p>12058.44210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090.095663" calcext:value-type="float">
            <text:p>12090.09566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145.372391" calcext:value-type="float">
            <text:p>12145.37239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763.989914" calcext:value-type="float">
            <text:p>13763.9899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918.589118" calcext:value-type="float">
            <text:p>13918.58911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3857.978365" calcext:value-type="float">
            <text:p>13857.97836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005.775228" calcext:value-type="float">
            <text:p>14005.77522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4031.535336" calcext:value-type="float">
            <text:p>14031.53533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4083.198507" calcext:value-type="float">
            <text:p>14083.19850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49.163742" calcext:value-type="float">
            <text:p>7949.16374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00.751011" calcext:value-type="float">
            <text:p>7900.75101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96.517067" calcext:value-type="float">
            <text:p>7796.51706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6011.693388" calcext:value-type="float">
            <text:p>96011.69338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5152.284433" calcext:value-type="float">
            <text:p>95152.28443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1726.343738" calcext:value-type="float">
            <text:p>91726.34373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1475.737159" calcext:value-type="float">
            <text:p>81475.73715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3080.588846" calcext:value-type="float">
            <text:p>83080.58884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2813.948586" calcext:value-type="float">
            <text:p>82813.94858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6341.957359" calcext:value-type="float">
            <text:p>76341.95735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1272.566414" calcext:value-type="float">
            <text:p>81272.5664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1623.132336" calcext:value-type="float">
            <text:p>81623.13233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2.049987" calcext:value-type="float">
            <text:p>1162.04998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9.091251" calcext:value-type="float">
            <text:p>1099.09125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6.292994" calcext:value-type="float">
            <text:p>1166.29299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958.503904" calcext:value-type="float">
            <text:p>9958.50390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77.707907" calcext:value-type="float">
            <text:p>10077.70790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321.787179" calcext:value-type="float">
            <text:p>10321.78717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421.816045" calcext:value-type="float">
            <text:p>11421.81604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556.007617" calcext:value-type="float">
            <text:p>11556.00761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1751.155239" calcext:value-type="float">
            <text:p>11751.15523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878.465328" calcext:value-type="float">
            <text:p>11878.46532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1604.519419" calcext:value-type="float">
            <text:p>11604.51941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066.390941" calcext:value-type="float">
            <text:p>12066.39094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9.017315" calcext:value-type="float">
            <text:p>2119.01731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6.676133" calcext:value-type="float">
            <text:p>2296.67613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99.651147" calcext:value-type="float">
            <text:p>1999.65114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985.28283" calcext:value-type="float">
            <text:p>9985.2828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30.288861" calcext:value-type="float">
            <text:p>10030.28886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939.548883" calcext:value-type="float">
            <text:p>9939.54888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202.230009" calcext:value-type="float">
            <text:p>9202.23000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105.683971" calcext:value-type="float">
            <text:p>9105.68397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062.578519" calcext:value-type="float">
            <text:p>9062.57851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986.280431" calcext:value-type="float">
            <text:p>9986.28043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296.30517" calcext:value-type="float">
            <text:p>10296.3051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070.804779" calcext:value-type="float">
            <text:p>10070.80477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0.103213" calcext:value-type="float">
            <text:p>830.1032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0.326907" calcext:value-type="float">
            <text:p>850.32690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7.09517" calcext:value-type="float">
            <text:p>817.0951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23.116026" calcext:value-type="float">
            <text:p>4723.11602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26.324411" calcext:value-type="float">
            <text:p>5126.32441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82.106241" calcext:value-type="float">
            <text:p>5082.10624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079.853489" calcext:value-type="float">
            <text:p>4079.85348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387.253099" calcext:value-type="float">
            <text:p>4387.25309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05.331659" calcext:value-type="float">
            <text:p>4605.33165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85.866638" calcext:value-type="float">
            <text:p>4585.86663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544.549304" calcext:value-type="float">
            <text:p>4544.54930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771.592486" calcext:value-type="float">
            <text:p>4771.59248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82.184588" calcext:value-type="float">
            <text:p>5082.184588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76.879946" calcext:value-type="float">
            <text:p>4876.87994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13.232716" calcext:value-type="float">
            <text:p>5013.23271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4557.893801" calcext:value-type="float">
            <text:p>84557.893801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4292.913912" calcext:value-type="float">
            <text:p>84292.91391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4239.240683" calcext:value-type="float">
            <text:p>84239.240683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3022.215805" calcext:value-type="float">
            <text:p>103022.21580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4034.477665" calcext:value-type="float">
            <text:p>104034.47766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1890.203354" calcext:value-type="float">
            <text:p>101890.20335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828.355458" calcext:value-type="float">
            <text:p>95828.355458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5083.713044" calcext:value-type="float">
            <text:p>95083.71304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96556.184625" calcext:value-type="float">
            <text:p>96556.18462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9.436361" calcext:value-type="float">
            <text:p>769.436361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9.550799" calcext:value-type="float">
            <text:p>769.55079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5.483098" calcext:value-type="float">
            <text:p>745.483098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26.991212" calcext:value-type="float">
            <text:p>8126.99121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17.143226" calcext:value-type="float">
            <text:p>8117.14322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66.451099" calcext:value-type="float">
            <text:p>8166.45109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420.914193" calcext:value-type="float">
            <text:p>13420.914193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445.133584" calcext:value-type="float">
            <text:p>13445.13358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3377.764971" calcext:value-type="float">
            <text:p>13377.764971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582.019647" calcext:value-type="float">
            <text:p>14582.019647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4623.744631" calcext:value-type="float">
            <text:p>14623.744631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4322.961918" calcext:value-type="float">
            <text:p>14322.961918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00.577856" calcext:value-type="float">
            <text:p>4700.57785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57.008306" calcext:value-type="float">
            <text:p>4857.00830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99.528455" calcext:value-type="float">
            <text:p>4699.52845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839.365511" calcext:value-type="float">
            <text:p>76839.365511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032.731264" calcext:value-type="float">
            <text:p>77032.73126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894.52616" calcext:value-type="float">
            <text:p>76894.5261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5944.456009" calcext:value-type="float">
            <text:p>85944.45600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4311.736575" calcext:value-type="float">
            <text:p>84311.73657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3496.440587" calcext:value-type="float">
            <text:p>83496.440587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3780.317354" calcext:value-type="float">
            <text:p>83780.31735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4702.32419" calcext:value-type="float">
            <text:p>84702.3241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2698.602959" calcext:value-type="float">
            <text:p>82698.60295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9.335149" calcext:value-type="float">
            <text:p>759.33514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2.54491" calcext:value-type="float">
            <text:p>762.54491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7.510284" calcext:value-type="float">
            <text:p>767.51028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387.769825" calcext:value-type="float">
            <text:p>7387.76982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40.05604" calcext:value-type="float">
            <text:p>7440.0560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364.497608" calcext:value-type="float">
            <text:p>7364.497608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329.86189" calcext:value-type="float">
            <text:p>11329.8618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412.747712" calcext:value-type="float">
            <text:p>11412.74771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1241.987942" calcext:value-type="float">
            <text:p>11241.98794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882.871849" calcext:value-type="float">
            <text:p>11882.87184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1876.891029" calcext:value-type="float">
            <text:p>11876.89102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1765.61138" calcext:value-type="float">
            <text:p>11765.61138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8.321889" calcext:value-type="float">
            <text:p>1968.32188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86.998656" calcext:value-type="float">
            <text:p>1986.99865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63.175546" calcext:value-type="float">
            <text:p>1963.17554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117.735393" calcext:value-type="float">
            <text:p>9117.735393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158.846242" calcext:value-type="float">
            <text:p>9158.84624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49.24033" calcext:value-type="float">
            <text:p>9049.24033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480.172815" calcext:value-type="float">
            <text:p>8480.17281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428.523208" calcext:value-type="float">
            <text:p>8428.523208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407.250384" calcext:value-type="float">
            <text:p>8407.250384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758.428822" calcext:value-type="float">
            <text:p>6758.42882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813.454966" calcext:value-type="float">
            <text:p>6813.45496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745.708139" calcext:value-type="float">
            <text:p>6745.70813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.704007" calcext:value-type="float">
            <text:p>662.704007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0.945302" calcext:value-type="float">
            <text:p>680.94530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7.342506" calcext:value-type="float">
            <text:p>657.34250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24.873759" calcext:value-type="float">
            <text:p>3424.873759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27.531626" calcext:value-type="float">
            <text:p>3427.531626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26.055167" calcext:value-type="float">
            <text:p>3526.055167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526.99542" calcext:value-type="float">
            <text:p>3526.9954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24.1805" calcext:value-type="float">
            <text:p>3524.1805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654.450613" calcext:value-type="float">
            <text:p>3654.450613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43.22143" calcext:value-type="float">
            <text:p>3243.22143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275.587062" calcext:value-type="float">
            <text:p>3275.587062</text:p>
          </table:table-cell>
        </table:table-row>
        <table:table-row table:style-name="ro1">
          <table:table-cell office:value-type="string" calcext:value-type="string">
            <text:p>3.02.8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83.895157" calcext:value-type="float">
            <text:p>3283.89515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70.379098" calcext:value-type="float">
            <text:p>10370.379098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42.766285" calcext:value-type="float">
            <text:p>10542.766285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87.632719" calcext:value-type="float">
            <text:p>10487.632719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6721.112605" calcext:value-type="float">
            <text:p>86721.112605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325.072837" calcext:value-type="float">
            <text:p>87325.07283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675.579674" calcext:value-type="float">
            <text:p>90675.57967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9058.373054" calcext:value-type="float">
            <text:p>99058.37305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9227.608248" calcext:value-type="float">
            <text:p>99227.608248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6881.228016" calcext:value-type="float">
            <text:p>96881.228016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6735.055498" calcext:value-type="float">
            <text:p>96735.055498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573.993877" calcext:value-type="float">
            <text:p>100573.99387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0097.920066" calcext:value-type="float">
            <text:p>100097.920066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1.612703" calcext:value-type="float">
            <text:p>1371.612703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61.345124" calcext:value-type="float">
            <text:p>1361.34512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3.854066" calcext:value-type="float">
            <text:p>1483.854066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928.407324" calcext:value-type="float">
            <text:p>11928.40732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920.937863" calcext:value-type="float">
            <text:p>11920.937863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724.072777" calcext:value-type="float">
            <text:p>11724.07277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792.943308" calcext:value-type="float">
            <text:p>12792.943308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986.564014" calcext:value-type="float">
            <text:p>11986.56401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205.552512" calcext:value-type="float">
            <text:p>12205.55251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758.629472" calcext:value-type="float">
            <text:p>11758.62947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1810.79662" calcext:value-type="float">
            <text:p>11810.7966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1718.790701" calcext:value-type="float">
            <text:p>11718.790701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96.077979" calcext:value-type="float">
            <text:p>9196.077979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23.249211" calcext:value-type="float">
            <text:p>9423.249211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03.351451" calcext:value-type="float">
            <text:p>9303.351451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5118.347309" calcext:value-type="float">
            <text:p>85118.347309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075.837787" calcext:value-type="float">
            <text:p>85075.83778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4640.259132" calcext:value-type="float">
            <text:p>84640.25913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7116.493571" calcext:value-type="float">
            <text:p>77116.493571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7913.715567" calcext:value-type="float">
            <text:p>87913.71556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5702.043482" calcext:value-type="float">
            <text:p>85702.04348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6089.731733" calcext:value-type="float">
            <text:p>86089.731733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0461.689483" calcext:value-type="float">
            <text:p>90461.689483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8568.357189" calcext:value-type="float">
            <text:p>88568.357189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1.420684" calcext:value-type="float">
            <text:p>1241.42068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5.220174" calcext:value-type="float">
            <text:p>1335.22017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8.245928" calcext:value-type="float">
            <text:p>1238.245928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38.361357" calcext:value-type="float">
            <text:p>6838.36135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897.201443" calcext:value-type="float">
            <text:p>6897.201443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792.976077" calcext:value-type="float">
            <text:p>6792.97607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374.264091" calcext:value-type="float">
            <text:p>7374.264091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199.213646" calcext:value-type="float">
            <text:p>7199.213646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093.409404" calcext:value-type="float">
            <text:p>7093.40940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978.306992" calcext:value-type="float">
            <text:p>7978.30699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7784.027006" calcext:value-type="float">
            <text:p>7784.027006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885.497415" calcext:value-type="float">
            <text:p>7885.497415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6.177665" calcext:value-type="float">
            <text:p>1776.177665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47.018436" calcext:value-type="float">
            <text:p>1747.018436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15.093857" calcext:value-type="float">
            <text:p>1915.09385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454.474872" calcext:value-type="float">
            <text:p>11454.47487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174.31389" calcext:value-type="float">
            <text:p>11174.31389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58.634042" calcext:value-type="float">
            <text:p>9058.63404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023.224793" calcext:value-type="float">
            <text:p>11023.224793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940.442182" calcext:value-type="float">
            <text:p>10940.44218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309.345635" calcext:value-type="float">
            <text:p>8309.345635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3248.715882" calcext:value-type="float">
            <text:p>13248.71588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3393.039963" calcext:value-type="float">
            <text:p>13393.039963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773.157844" calcext:value-type="float">
            <text:p>7773.15784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7.028162" calcext:value-type="float">
            <text:p>857.02816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8.713131" calcext:value-type="float">
            <text:p>828.713131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8.456965" calcext:value-type="float">
            <text:p>838.456965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35.346511" calcext:value-type="float">
            <text:p>2735.346511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44.021672" calcext:value-type="float">
            <text:p>3044.021672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88.48154" calcext:value-type="float">
            <text:p>1988.4815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986.843326" calcext:value-type="float">
            <text:p>2986.843326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6.178317" calcext:value-type="float">
            <text:p>3146.178317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105.351795" calcext:value-type="float">
            <text:p>2105.351795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173.538868" calcext:value-type="float">
            <text:p>3173.538868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123.611364" calcext:value-type="float">
            <text:p>3123.611364</text:p>
          </table:table-cell>
        </table:table-row>
        <table:table-row table:style-name="ro1">
          <table:table-cell office:value-type="string" calcext:value-type="string">
            <text:p>4.5.5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91.308469" calcext:value-type="float">
            <text:p>2091.308469</text:p>
          </table:table-cell>
        </table:table-row>
      </table:table>
      <table:table table:name="summary" table:style-name="ta1">
        <table:table-column table:style-name="co7" table:default-cell-style-name="ce4"/>
        <table:table-column table:style-name="co7" table:number-columns-repeated="3" table:default-cell-style-name="ce10"/>
        <table:table-column table:style-name="co7" table:default-cell-style-name="ce17"/>
        <table:table-column table:style-name="co7" table:default-cell-style-name="ce23"/>
        <table:table-column table:style-name="co7" table:default-cell-style-name="ce29"/>
        <table:table-column table:style-name="co7" table:default-cell-style-name="ce32"/>
        <table:table-row table:style-name="ro1">
          <table:table-cell table:style-name="ce1" office:value-type="string" calcext:value-type="string">
            <text:p>Sum - tps</text:p>
          </table:table-cell>
          <table:table-cell table:style-name="ce7" table:number-columns-repeated="2"/>
          <table:table-cell table:style-name="ce13"/>
          <table:table-cell table:style-name="ce14" office:value-type="string" calcext:value-type="string">
            <text:p>run</text:p>
          </table:table-cell>
          <table:table-cell table:style-name="ce20"/>
          <table:table-cell table:style-name="ce26"/>
          <table:table-cell table:style-name="Default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8" office:value-type="string" calcext:value-type="string">
            <text:p>scale</text:p>
          </table:table-cell>
          <table:table-cell table:style-name="ce8" office:value-type="string" calcext:value-type="string">
            <text:p>version</text:p>
          </table:table-cell>
          <table:table-cell table:style-name="ce8" office:value-type="string" calcext:value-type="string">
            <text:p>clients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read-only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.10.101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8649.453371" calcext:value-type="float">
            <text:p>8649</text:p>
          </table:table-cell>
          <table:table-cell table:style-name="ce22" office:value-type="float" office:value="8553.624732" calcext:value-type="float">
            <text:p>8554</text:p>
          </table:table-cell>
          <table:table-cell table:style-name="ce28" office:value-type="float" office:value="8637.638284" calcext:value-type="float">
            <text:p>86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3276.132969" calcext:value-type="float">
            <text:p>103276</text:p>
          </table:table-cell>
          <table:table-cell office:value-type="float" office:value="101645.705914" calcext:value-type="float">
            <text:p>101646</text:p>
          </table:table-cell>
          <table:table-cell office:value-type="float" office:value="102469.504956" calcext:value-type="float">
            <text:p>1024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7724.138895" calcext:value-type="float">
            <text:p>87724</text:p>
          </table:table-cell>
          <table:table-cell office:value-type="float" office:value="89579.0291" calcext:value-type="float">
            <text:p>89579</text:p>
          </table:table-cell>
          <table:table-cell office:value-type="float" office:value="89255.698064" calcext:value-type="float">
            <text:p>8925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92672.489207" calcext:value-type="float">
            <text:p>92672</text:p>
          </table:table-cell>
          <table:table-cell table:style-name="ce24" office:value-type="float" office:value="93447.228622" calcext:value-type="float">
            <text:p>93447</text:p>
          </table:table-cell>
          <table:table-cell table:style-name="ce30" office:value-type="float" office:value="90562.419823" calcext:value-type="float">
            <text:p>90562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3.2.8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5082.184588" calcext:value-type="float">
            <text:p>5082</text:p>
          </table:table-cell>
          <table:table-cell table:style-name="ce22" office:value-type="float" office:value="4876.879946" calcext:value-type="float">
            <text:p>4877</text:p>
          </table:table-cell>
          <table:table-cell table:style-name="ce28" office:value-type="float" office:value="5013.232716" calcext:value-type="float">
            <text:p>50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4557.893801" calcext:value-type="float">
            <text:p>84558</text:p>
          </table:table-cell>
          <table:table-cell office:value-type="float" office:value="84292.913912" calcext:value-type="float">
            <text:p>84293</text:p>
          </table:table-cell>
          <table:table-cell office:value-type="float" office:value="84239.240683" calcext:value-type="float">
            <text:p>842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03022.215805" calcext:value-type="float">
            <text:p>103022</text:p>
          </table:table-cell>
          <table:table-cell office:value-type="float" office:value="104034.477665" calcext:value-type="float">
            <text:p>104034</text:p>
          </table:table-cell>
          <table:table-cell office:value-type="float" office:value="101890.203354" calcext:value-type="float">
            <text:p>101890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95828.355458" calcext:value-type="float">
            <text:p>95828</text:p>
          </table:table-cell>
          <table:table-cell table:style-name="ce24" office:value-type="float" office:value="95083.713044" calcext:value-type="float">
            <text:p>95084</text:p>
          </table:table-cell>
          <table:table-cell table:style-name="ce30" office:value-type="float" office:value="96556.184625" calcext:value-type="float">
            <text:p>96556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4.5.5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0370.379098" calcext:value-type="float">
            <text:p>10370</text:p>
          </table:table-cell>
          <table:table-cell table:style-name="ce22" office:value-type="float" office:value="10542.766285" calcext:value-type="float">
            <text:p>10543</text:p>
          </table:table-cell>
          <table:table-cell table:style-name="ce28" office:value-type="float" office:value="10487.632719" calcext:value-type="float">
            <text:p>104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6721.112605" calcext:value-type="float">
            <text:p>86721</text:p>
          </table:table-cell>
          <table:table-cell office:value-type="float" office:value="87325.072837" calcext:value-type="float">
            <text:p>87325</text:p>
          </table:table-cell>
          <table:table-cell office:value-type="float" office:value="90675.579674" calcext:value-type="float">
            <text:p>906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9058.373054" calcext:value-type="float">
            <text:p>99058</text:p>
          </table:table-cell>
          <table:table-cell office:value-type="float" office:value="99227.608248" calcext:value-type="float">
            <text:p>99228</text:p>
          </table:table-cell>
          <table:table-cell office:value-type="float" office:value="96881.228016" calcext:value-type="float">
            <text:p>96881</text:p>
          </table:table-cell>
          <table:table-cell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96735.055498" calcext:value-type="float">
            <text:p>96735</text:p>
          </table:table-cell>
          <table:table-cell table:style-name="ce24" office:value-type="float" office:value="100573.993877" calcext:value-type="float">
            <text:p>100574</text:p>
          </table:table-cell>
          <table:table-cell table:style-name="ce30" office:value-type="float" office:value="100097.920066" calcext:value-type="float">
            <text:p>100098</text:p>
          </table:table-cell>
          <table:table-cell/>
        </table:table-row>
        <table:table-row table:style-name="ro1">
          <table:table-cell/>
          <table:table-cell table:style-name="ce9" office:value-type="float" office:value="2500" calcext:value-type="float">
            <text:p>2500</text:p>
          </table:table-cell>
          <table:table-cell table:style-name="ce9" office:value-type="string" calcext:value-type="string">
            <text:p>3.10.101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7949.163742" calcext:value-type="float">
            <text:p>7949</text:p>
          </table:table-cell>
          <table:table-cell table:style-name="ce22" office:value-type="float" office:value="7900.751011" calcext:value-type="float">
            <text:p>7901</text:p>
          </table:table-cell>
          <table:table-cell table:style-name="ce28" office:value-type="float" office:value="7796.517067" calcext:value-type="float">
            <text:p>77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6011.693388" calcext:value-type="float">
            <text:p>96012</text:p>
          </table:table-cell>
          <table:table-cell office:value-type="float" office:value="95152.284433" calcext:value-type="float">
            <text:p>95152</text:p>
          </table:table-cell>
          <table:table-cell office:value-type="float" office:value="91726.343738" calcext:value-type="float">
            <text:p>91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1475.737159" calcext:value-type="float">
            <text:p>81476</text:p>
          </table:table-cell>
          <table:table-cell office:value-type="float" office:value="83080.588846" calcext:value-type="float">
            <text:p>83081</text:p>
          </table:table-cell>
          <table:table-cell office:value-type="float" office:value="82813.948586" calcext:value-type="float">
            <text:p>82814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76341.957359" calcext:value-type="float">
            <text:p>76342</text:p>
          </table:table-cell>
          <table:table-cell table:style-name="ce24" office:value-type="float" office:value="81272.566414" calcext:value-type="float">
            <text:p>81273</text:p>
          </table:table-cell>
          <table:table-cell table:style-name="ce30" office:value-type="float" office:value="81623.132336" calcext:value-type="float">
            <text:p>81623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3.2.8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4700.577856" calcext:value-type="float">
            <text:p>4701</text:p>
          </table:table-cell>
          <table:table-cell table:style-name="ce22" office:value-type="float" office:value="4857.008306" calcext:value-type="float">
            <text:p>4857</text:p>
          </table:table-cell>
          <table:table-cell table:style-name="ce28" office:value-type="float" office:value="4699.528455" calcext:value-type="float">
            <text:p>47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6839.365511" calcext:value-type="float">
            <text:p>76839</text:p>
          </table:table-cell>
          <table:table-cell office:value-type="float" office:value="77032.731264" calcext:value-type="float">
            <text:p>77033</text:p>
          </table:table-cell>
          <table:table-cell office:value-type="float" office:value="76894.52616" calcext:value-type="float">
            <text:p>76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5944.456009" calcext:value-type="float">
            <text:p>85944</text:p>
          </table:table-cell>
          <table:table-cell office:value-type="float" office:value="84311.736575" calcext:value-type="float">
            <text:p>84312</text:p>
          </table:table-cell>
          <table:table-cell office:value-type="float" office:value="83496.440587" calcext:value-type="float">
            <text:p>8349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83780.317354" calcext:value-type="float">
            <text:p>83780</text:p>
          </table:table-cell>
          <table:table-cell table:style-name="ce24" office:value-type="float" office:value="84702.32419" calcext:value-type="float">
            <text:p>84702</text:p>
          </table:table-cell>
          <table:table-cell table:style-name="ce30" office:value-type="float" office:value="82698.602959" calcext:value-type="float">
            <text:p>82699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4.5.5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9196.077979" calcext:value-type="float">
            <text:p>9196</text:p>
          </table:table-cell>
          <table:table-cell table:style-name="ce22" office:value-type="float" office:value="9423.249211" calcext:value-type="float">
            <text:p>9423</text:p>
          </table:table-cell>
          <table:table-cell table:style-name="ce28" office:value-type="float" office:value="9303.351451" calcext:value-type="float">
            <text:p>93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5118.347309" calcext:value-type="float">
            <text:p>85118</text:p>
          </table:table-cell>
          <table:table-cell office:value-type="float" office:value="85075.837787" calcext:value-type="float">
            <text:p>85076</text:p>
          </table:table-cell>
          <table:table-cell office:value-type="float" office:value="84640.259132" calcext:value-type="float">
            <text:p>846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77116.493571" calcext:value-type="float">
            <text:p>77116</text:p>
          </table:table-cell>
          <table:table-cell office:value-type="float" office:value="87913.715567" calcext:value-type="float">
            <text:p>87914</text:p>
          </table:table-cell>
          <table:table-cell office:value-type="float" office:value="85702.043482" calcext:value-type="float">
            <text:p>85702</text:p>
          </table:table-cell>
          <table:table-cell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86089.731733" calcext:value-type="float">
            <text:p>86090</text:p>
          </table:table-cell>
          <table:table-cell table:style-name="ce24" office:value-type="float" office:value="90461.689483" calcext:value-type="float">
            <text:p>90462</text:p>
          </table:table-cell>
          <table:table-cell table:style-name="ce30" office:value-type="float" office:value="88568.357189" calcext:value-type="float">
            <text:p>88568</text:p>
          </table:table-cell>
          <table:table-cell/>
        </table:table-row>
        <table:table-row table:style-name="ro1">
          <table:table-cell/>
          <table:table-cell table:style-name="ce9" office:value-type="float" office:value="35000" calcext:value-type="float">
            <text:p>35000</text:p>
          </table:table-cell>
          <table:table-cell table:style-name="ce9" office:value-type="string" calcext:value-type="string">
            <text:p>3.10.101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2119.017315" calcext:value-type="float">
            <text:p>2119</text:p>
          </table:table-cell>
          <table:table-cell table:style-name="ce22" office:value-type="float" office:value="2296.676133" calcext:value-type="float">
            <text:p>2297</text:p>
          </table:table-cell>
          <table:table-cell table:style-name="ce28" office:value-type="float" office:value="1999.651147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985.28283" calcext:value-type="float">
            <text:p>9985</text:p>
          </table:table-cell>
          <table:table-cell office:value-type="float" office:value="10030.288861" calcext:value-type="float">
            <text:p>10030</text:p>
          </table:table-cell>
          <table:table-cell office:value-type="float" office:value="9939.548883" calcext:value-type="float">
            <text:p>99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202.230009" calcext:value-type="float">
            <text:p>9202</text:p>
          </table:table-cell>
          <table:table-cell office:value-type="float" office:value="9105.683971" calcext:value-type="float">
            <text:p>9106</text:p>
          </table:table-cell>
          <table:table-cell office:value-type="float" office:value="9062.578519" calcext:value-type="float">
            <text:p>9063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9986.280431" calcext:value-type="float">
            <text:p>9986</text:p>
          </table:table-cell>
          <table:table-cell table:style-name="ce24" office:value-type="float" office:value="10296.30517" calcext:value-type="float">
            <text:p>10296</text:p>
          </table:table-cell>
          <table:table-cell table:style-name="ce30" office:value-type="float" office:value="10070.804779" calcext:value-type="float">
            <text:p>10071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3.2.8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968.321889" calcext:value-type="float">
            <text:p>1968</text:p>
          </table:table-cell>
          <table:table-cell table:style-name="ce22" office:value-type="float" office:value="1986.998656" calcext:value-type="float">
            <text:p>1987</text:p>
          </table:table-cell>
          <table:table-cell table:style-name="ce28" office:value-type="float" office:value="1963.175546" calcext:value-type="float">
            <text:p>19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117.735393" calcext:value-type="float">
            <text:p>9118</text:p>
          </table:table-cell>
          <table:table-cell office:value-type="float" office:value="9158.846242" calcext:value-type="float">
            <text:p>9159</text:p>
          </table:table-cell>
          <table:table-cell office:value-type="float" office:value="9049.24033" calcext:value-type="float">
            <text:p>90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480.172815" calcext:value-type="float">
            <text:p>8480</text:p>
          </table:table-cell>
          <table:table-cell office:value-type="float" office:value="8428.523208" calcext:value-type="float">
            <text:p>8429</text:p>
          </table:table-cell>
          <table:table-cell office:value-type="float" office:value="8407.250384" calcext:value-type="float">
            <text:p>8407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6758.428822" calcext:value-type="float">
            <text:p>6758</text:p>
          </table:table-cell>
          <table:table-cell table:style-name="ce24" office:value-type="float" office:value="6813.454966" calcext:value-type="float">
            <text:p>6813</text:p>
          </table:table-cell>
          <table:table-cell table:style-name="ce30" office:value-type="float" office:value="6745.708139" calcext:value-type="float">
            <text:p>6746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4.5.5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776.177665" calcext:value-type="float">
            <text:p>1776</text:p>
          </table:table-cell>
          <table:table-cell table:style-name="ce22" office:value-type="float" office:value="1747.018436" calcext:value-type="float">
            <text:p>1747</text:p>
          </table:table-cell>
          <table:table-cell table:style-name="ce28" office:value-type="float" office:value="1915.093857" calcext:value-type="float">
            <text:p>1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454.474872" calcext:value-type="float">
            <text:p>11454</text:p>
          </table:table-cell>
          <table:table-cell office:value-type="float" office:value="11174.31389" calcext:value-type="float">
            <text:p>11174</text:p>
          </table:table-cell>
          <table:table-cell office:value-type="float" office:value="9058.634042" calcext:value-type="float">
            <text:p>90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1023.224793" calcext:value-type="float">
            <text:p>11023</text:p>
          </table:table-cell>
          <table:table-cell office:value-type="float" office:value="10940.442182" calcext:value-type="float">
            <text:p>10940</text:p>
          </table:table-cell>
          <table:table-cell office:value-type="float" office:value="8309.345635" calcext:value-type="float">
            <text:p>8309</text:p>
          </table:table-cell>
          <table:table-cell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13248.715882" calcext:value-type="float">
            <text:p>13249</text:p>
          </table:table-cell>
          <table:table-cell table:style-name="ce24" office:value-type="float" office:value="13393.039963" calcext:value-type="float">
            <text:p>13393</text:p>
          </table:table-cell>
          <table:table-cell table:style-name="ce30" office:value-type="float" office:value="7773.157844" calcext:value-type="float">
            <text:p>7773</text:p>
          </table:table-cell>
          <table:table-cell/>
        </table:table-row>
        <table:table-row table:style-name="ro1">
          <table:table-cell table:style-name="ce3" office:value-type="string" calcext:value-type="string">
            <text:p>read-write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.10.101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210.563378" calcext:value-type="float">
            <text:p>1211</text:p>
          </table:table-cell>
          <table:table-cell table:style-name="ce22" office:value-type="float" office:value="1036.910557" calcext:value-type="float">
            <text:p>1037</text:p>
          </table:table-cell>
          <table:table-cell table:style-name="ce28" office:value-type="float" office:value="843.296125" calcext:value-type="float">
            <text:p>8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058.442101" calcext:value-type="float">
            <text:p>12058</text:p>
          </table:table-cell>
          <table:table-cell office:value-type="float" office:value="12090.095663" calcext:value-type="float">
            <text:p>12090</text:p>
          </table:table-cell>
          <table:table-cell office:value-type="float" office:value="12145.372391" calcext:value-type="float">
            <text:p>121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763.989914" calcext:value-type="float">
            <text:p>13764</text:p>
          </table:table-cell>
          <table:table-cell office:value-type="float" office:value="13918.589118" calcext:value-type="float">
            <text:p>13919</text:p>
          </table:table-cell>
          <table:table-cell office:value-type="float" office:value="13857.978365" calcext:value-type="float">
            <text:p>13858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14005.775228" calcext:value-type="float">
            <text:p>14006</text:p>
          </table:table-cell>
          <table:table-cell table:style-name="ce24" office:value-type="float" office:value="14031.535336" calcext:value-type="float">
            <text:p>14032</text:p>
          </table:table-cell>
          <table:table-cell table:style-name="ce30" office:value-type="float" office:value="14083.198507" calcext:value-type="float">
            <text:p>14083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3.2.8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769.436361" calcext:value-type="float">
            <text:p>769</text:p>
          </table:table-cell>
          <table:table-cell table:style-name="ce22" office:value-type="float" office:value="769.550799" calcext:value-type="float">
            <text:p>770</text:p>
          </table:table-cell>
          <table:table-cell table:style-name="ce28" office:value-type="float" office:value="745.483098" calcext:value-type="float">
            <text:p>7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126.991212" calcext:value-type="float">
            <text:p>8127</text:p>
          </table:table-cell>
          <table:table-cell office:value-type="float" office:value="8117.143226" calcext:value-type="float">
            <text:p>8117</text:p>
          </table:table-cell>
          <table:table-cell office:value-type="float" office:value="8166.451099" calcext:value-type="float">
            <text:p>81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420.914193" calcext:value-type="float">
            <text:p>13421</text:p>
          </table:table-cell>
          <table:table-cell office:value-type="float" office:value="13445.133584" calcext:value-type="float">
            <text:p>13445</text:p>
          </table:table-cell>
          <table:table-cell office:value-type="float" office:value="13377.764971" calcext:value-type="float">
            <text:p>13378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14582.019647" calcext:value-type="float">
            <text:p>14582</text:p>
          </table:table-cell>
          <table:table-cell table:style-name="ce24" office:value-type="float" office:value="14623.744631" calcext:value-type="float">
            <text:p>14624</text:p>
          </table:table-cell>
          <table:table-cell table:style-name="ce30" office:value-type="float" office:value="14322.961918" calcext:value-type="float">
            <text:p>14323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4.5.5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371.612703" calcext:value-type="float">
            <text:p>1372</text:p>
          </table:table-cell>
          <table:table-cell table:style-name="ce22" office:value-type="float" office:value="1361.345124" calcext:value-type="float">
            <text:p>1361</text:p>
          </table:table-cell>
          <table:table-cell table:style-name="ce28" office:value-type="float" office:value="1483.854066" calcext:value-type="float">
            <text:p>14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928.407324" calcext:value-type="float">
            <text:p>11928</text:p>
          </table:table-cell>
          <table:table-cell office:value-type="float" office:value="11920.937863" calcext:value-type="float">
            <text:p>11921</text:p>
          </table:table-cell>
          <table:table-cell office:value-type="float" office:value="11724.072777" calcext:value-type="float">
            <text:p>117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2792.943308" calcext:value-type="float">
            <text:p>12793</text:p>
          </table:table-cell>
          <table:table-cell office:value-type="float" office:value="11986.564014" calcext:value-type="float">
            <text:p>11987</text:p>
          </table:table-cell>
          <table:table-cell office:value-type="float" office:value="12205.552512" calcext:value-type="float">
            <text:p>12206</text:p>
          </table:table-cell>
          <table:table-cell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11758.629472" calcext:value-type="float">
            <text:p>11759</text:p>
          </table:table-cell>
          <table:table-cell table:style-name="ce24" office:value-type="float" office:value="11810.79662" calcext:value-type="float">
            <text:p>11811</text:p>
          </table:table-cell>
          <table:table-cell table:style-name="ce30" office:value-type="float" office:value="11718.790701" calcext:value-type="float">
            <text:p>11719</text:p>
          </table:table-cell>
          <table:table-cell/>
        </table:table-row>
        <table:table-row table:style-name="ro1">
          <table:table-cell/>
          <table:table-cell table:style-name="ce9" office:value-type="float" office:value="2500" calcext:value-type="float">
            <text:p>2500</text:p>
          </table:table-cell>
          <table:table-cell table:style-name="ce9" office:value-type="string" calcext:value-type="string">
            <text:p>3.10.101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162.049987" calcext:value-type="float">
            <text:p>1162</text:p>
          </table:table-cell>
          <table:table-cell table:style-name="ce22" office:value-type="float" office:value="1099.091251" calcext:value-type="float">
            <text:p>1099</text:p>
          </table:table-cell>
          <table:table-cell table:style-name="ce28" office:value-type="float" office:value="1166.292994" calcext:value-type="float">
            <text:p>11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958.503904" calcext:value-type="float">
            <text:p>9959</text:p>
          </table:table-cell>
          <table:table-cell office:value-type="float" office:value="10077.707907" calcext:value-type="float">
            <text:p>10078</text:p>
          </table:table-cell>
          <table:table-cell office:value-type="float" office:value="10321.787179" calcext:value-type="float">
            <text:p>103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1421.816045" calcext:value-type="float">
            <text:p>11422</text:p>
          </table:table-cell>
          <table:table-cell office:value-type="float" office:value="11556.007617" calcext:value-type="float">
            <text:p>11556</text:p>
          </table:table-cell>
          <table:table-cell office:value-type="float" office:value="11751.155239" calcext:value-type="float">
            <text:p>11751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11878.465328" calcext:value-type="float">
            <text:p>11878</text:p>
          </table:table-cell>
          <table:table-cell table:style-name="ce24" office:value-type="float" office:value="11604.519419" calcext:value-type="float">
            <text:p>11605</text:p>
          </table:table-cell>
          <table:table-cell table:style-name="ce30" office:value-type="float" office:value="12066.390941" calcext:value-type="float">
            <text:p>12066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3.2.8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759.335149" calcext:value-type="float">
            <text:p>759</text:p>
          </table:table-cell>
          <table:table-cell table:style-name="ce22" office:value-type="float" office:value="762.54491" calcext:value-type="float">
            <text:p>763</text:p>
          </table:table-cell>
          <table:table-cell table:style-name="ce28" office:value-type="float" office:value="767.510284" calcext:value-type="float">
            <text:p>7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387.769825" calcext:value-type="float">
            <text:p>7388</text:p>
          </table:table-cell>
          <table:table-cell office:value-type="float" office:value="7440.05604" calcext:value-type="float">
            <text:p>7440</text:p>
          </table:table-cell>
          <table:table-cell office:value-type="float" office:value="7364.497608" calcext:value-type="float">
            <text:p>73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1329.86189" calcext:value-type="float">
            <text:p>11330</text:p>
          </table:table-cell>
          <table:table-cell office:value-type="float" office:value="11412.747712" calcext:value-type="float">
            <text:p>11413</text:p>
          </table:table-cell>
          <table:table-cell office:value-type="float" office:value="11241.987942" calcext:value-type="float">
            <text:p>11242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11882.871849" calcext:value-type="float">
            <text:p>11883</text:p>
          </table:table-cell>
          <table:table-cell table:style-name="ce24" office:value-type="float" office:value="11876.891029" calcext:value-type="float">
            <text:p>11877</text:p>
          </table:table-cell>
          <table:table-cell table:style-name="ce30" office:value-type="float" office:value="11765.61138" calcext:value-type="float">
            <text:p>11766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4.5.5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241.420684" calcext:value-type="float">
            <text:p>1241</text:p>
          </table:table-cell>
          <table:table-cell table:style-name="ce22" office:value-type="float" office:value="1335.220174" calcext:value-type="float">
            <text:p>1335</text:p>
          </table:table-cell>
          <table:table-cell table:style-name="ce28" office:value-type="float" office:value="1238.245928" calcext:value-type="float">
            <text:p>12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838.361357" calcext:value-type="float">
            <text:p>6838</text:p>
          </table:table-cell>
          <table:table-cell office:value-type="float" office:value="6897.201443" calcext:value-type="float">
            <text:p>6897</text:p>
          </table:table-cell>
          <table:table-cell office:value-type="float" office:value="6792.976077" calcext:value-type="float">
            <text:p>67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7374.264091" calcext:value-type="float">
            <text:p>7374</text:p>
          </table:table-cell>
          <table:table-cell office:value-type="float" office:value="7199.213646" calcext:value-type="float">
            <text:p>7199</text:p>
          </table:table-cell>
          <table:table-cell office:value-type="float" office:value="7093.409404" calcext:value-type="float">
            <text:p>7093</text:p>
          </table:table-cell>
          <table:table-cell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7978.306992" calcext:value-type="float">
            <text:p>7978</text:p>
          </table:table-cell>
          <table:table-cell table:style-name="ce24" office:value-type="float" office:value="7784.027006" calcext:value-type="float">
            <text:p>7784</text:p>
          </table:table-cell>
          <table:table-cell table:style-name="ce30" office:value-type="float" office:value="7885.497415" calcext:value-type="float">
            <text:p>7885</text:p>
          </table:table-cell>
          <table:table-cell/>
        </table:table-row>
        <table:table-row table:style-name="ro1">
          <table:table-cell/>
          <table:table-cell table:style-name="ce9" office:value-type="float" office:value="35000" calcext:value-type="float">
            <text:p>35000</text:p>
          </table:table-cell>
          <table:table-cell table:style-name="ce9" office:value-type="string" calcext:value-type="string">
            <text:p>3.10.101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830.103213" calcext:value-type="float">
            <text:p>830</text:p>
          </table:table-cell>
          <table:table-cell table:style-name="ce22" office:value-type="float" office:value="850.326907" calcext:value-type="float">
            <text:p>850</text:p>
          </table:table-cell>
          <table:table-cell table:style-name="ce28" office:value-type="float" office:value="817.09517" calcext:value-type="float">
            <text:p>8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723.116026" calcext:value-type="float">
            <text:p>4723</text:p>
          </table:table-cell>
          <table:table-cell office:value-type="float" office:value="5126.324411" calcext:value-type="float">
            <text:p>5126</text:p>
          </table:table-cell>
          <table:table-cell office:value-type="float" office:value="5082.106241" calcext:value-type="float">
            <text:p>50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79.853489" calcext:value-type="float">
            <text:p>4080</text:p>
          </table:table-cell>
          <table:table-cell office:value-type="float" office:value="4387.253099" calcext:value-type="float">
            <text:p>4387</text:p>
          </table:table-cell>
          <table:table-cell office:value-type="float" office:value="4605.331659" calcext:value-type="float">
            <text:p>4605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4585.866638" calcext:value-type="float">
            <text:p>4586</text:p>
          </table:table-cell>
          <table:table-cell table:style-name="ce24" office:value-type="float" office:value="4544.549304" calcext:value-type="float">
            <text:p>4545</text:p>
          </table:table-cell>
          <table:table-cell table:style-name="ce30" office:value-type="float" office:value="4771.592486" calcext:value-type="float">
            <text:p>4772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3.2.8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662.704007" calcext:value-type="float">
            <text:p>663</text:p>
          </table:table-cell>
          <table:table-cell table:style-name="ce22" office:value-type="float" office:value="680.945302" calcext:value-type="float">
            <text:p>681</text:p>
          </table:table-cell>
          <table:table-cell table:style-name="ce28" office:value-type="float" office:value="657.342506" calcext:value-type="float">
            <text:p>6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424.873759" calcext:value-type="float">
            <text:p>3425</text:p>
          </table:table-cell>
          <table:table-cell office:value-type="float" office:value="3427.531626" calcext:value-type="float">
            <text:p>3428</text:p>
          </table:table-cell>
          <table:table-cell office:value-type="float" office:value="3526.055167" calcext:value-type="float">
            <text:p>35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26.99542" calcext:value-type="float">
            <text:p>3527</text:p>
          </table:table-cell>
          <table:table-cell office:value-type="float" office:value="3524.1805" calcext:value-type="float">
            <text:p>3524</text:p>
          </table:table-cell>
          <table:table-cell office:value-type="float" office:value="3654.450613" calcext:value-type="float">
            <text:p>3654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3243.22143" calcext:value-type="float">
            <text:p>3243</text:p>
          </table:table-cell>
          <table:table-cell table:style-name="ce24" office:value-type="float" office:value="3275.587062" calcext:value-type="float">
            <text:p>3276</text:p>
          </table:table-cell>
          <table:table-cell table:style-name="ce30" office:value-type="float" office:value="3283.895157" calcext:value-type="float">
            <text:p>3284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4.5.5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857.028162" calcext:value-type="float">
            <text:p>857</text:p>
          </table:table-cell>
          <table:table-cell table:style-name="ce22" office:value-type="float" office:value="828.713131" calcext:value-type="float">
            <text:p>829</text:p>
          </table:table-cell>
          <table:table-cell table:style-name="ce28" office:value-type="float" office:value="838.456965" calcext:value-type="float">
            <text:p>8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735.346511" calcext:value-type="float">
            <text:p>2735</text:p>
          </table:table-cell>
          <table:table-cell office:value-type="float" office:value="3044.021672" calcext:value-type="float">
            <text:p>3044</text:p>
          </table:table-cell>
          <table:table-cell office:value-type="float" office:value="1988.48154" calcext:value-type="float">
            <text:p>19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986.843326" calcext:value-type="float">
            <text:p>2987</text:p>
          </table:table-cell>
          <table:table-cell office:value-type="float" office:value="3146.178317" calcext:value-type="float">
            <text:p>3146</text:p>
          </table:table-cell>
          <table:table-cell office:value-type="float" office:value="2105.351795" calcext:value-type="float">
            <text:p>2105</text:p>
          </table:table-cell>
          <table:table-cell/>
        </table:table-row>
        <table:table-row table:style-name="ro1">
          <table:table-cell table:style-name="ce6"/>
          <table:table-cell table:style-name="ce12" table:number-columns-repeated="2"/>
          <table:table-cell table:style-name="ce12" office:value-type="float" office:value="64" calcext:value-type="float">
            <text:p>64</text:p>
          </table:table-cell>
          <table:table-cell table:style-name="ce19" office:value-type="float" office:value="3173.538868" calcext:value-type="float">
            <text:p>3174</text:p>
          </table:table-cell>
          <table:table-cell table:style-name="ce25" office:value-type="float" office:value="3123.611364" calcext:value-type="float">
            <text:p>3124</text:p>
          </table:table-cell>
          <table:table-cell table:style-name="ce31" office:value-type="float" office:value="2091.308469" calcext:value-type="float">
            <text:p>2091</text:p>
          </table:table-cell>
          <table:table-cell/>
        </table:table-row>
      </table:table>
      <table:table table:name="charts" table:style-name="ta1">
        <table:shapes>
          <draw:frame draw:z-index="0" draw:style-name="gr1" draw:text-style-name="P1" svg:width="453.51pt" svg:height="255.09pt" svg:x="450.85pt" svg:y="2.83pt">
            <loext:p draw:notify-on-update-of-ranges="charts.C1:charts.C1 charts.C2:charts.C4 charts.D1:charts.D1 charts.D2:charts.D4 charts.E1:charts.E1 charts.E2:charts.E4 charts.F1:charts.F1 charts.F2:charts.F4 charts.G1:charts.G1 charts.G2:charts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85pt" svg:y="263.37pt">
            <loext:p draw:notify-on-update-of-ranges="charts.C5:charts.C5 charts.C6:charts.C8 charts.D5:charts.D5 charts.D6:charts.D8 charts.E5:charts.E5 charts.E6:charts.E8 charts.F5:charts.F5 charts.F6:charts.F8 charts.G5:charts.G5 charts.G6:charts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48.47pt" svg:y="524.61pt">
            <loext:p draw:notify-on-update-of-ranges="charts.C9:charts.C9 charts.C10:charts.C12 charts.D9:charts.D9 charts.D10:charts.D12 charts.E9:charts.E9 charts.E10:charts.E12 charts.F9:charts.F9 charts.F10:charts.F12 charts.G9:charts.G9 charts.G10:charts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09.89pt" svg:y="5.07pt">
            <loext:p draw:notify-on-update-of-ranges="charts.C13:charts.C13 charts.C14:charts.C16 charts.D13:charts.D13 charts.D14:charts.D16 charts.E13:charts.E13 charts.E14:charts.E16 charts.F13:charts.F13 charts.F14:charts.F16 charts.G13:charts.G13 charts.G14:charts.G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06.75pt" svg:y="269.35pt">
            <loext:p draw:notify-on-update-of-ranges="charts.C17:charts.C17 charts.C18:charts.C20 charts.D17:charts.D17 charts.D18:charts.D20 charts.E17:charts.E17 charts.E18:charts.E20 charts.F17:charts.F17 charts.F18:charts.F20 charts.G17:charts.G17 charts.G18:charts.G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05.19pt" svg:y="526.14pt">
            <loext:p draw:notify-on-update-of-ranges="charts.C21:charts.C21 charts.C22:charts.C24 charts.D21:charts.D21 charts.D22:charts.D24 charts.E21:charts.E21 charts.E22:charts.E24 charts.F21:charts.F21 charts.F22:charts.F24 charts.G21:charts.G21 charts.G22:charts.G2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ce4"/>
        <table:table-column table:style-name="co7" table:number-columns-repeated="2" table:default-cell-style-name="ce8"/>
        <table:table-column table:style-name="co7" table:default-cell-style-name="ce15"/>
        <table:table-column table:style-name="co7" table:number-columns-repeated="2" table:default-cell-style-name="ce21"/>
        <table:table-column table:style-name="co7" table:default-cell-style-name="ce27"/>
        <table:table-row table:style-name="ro1">
          <table:table-cell table:style-name="ce2" office:value-type="string" calcext:value-type="string">
            <text:p>typ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read-only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.2.80</text:p>
          </table:table-cell>
          <table:table-cell table:style-name="ce16" office:value-type="float" office:value="4990.76575" calcext:value-type="float">
            <text:p>4991</text:p>
          </table:table-cell>
          <table:table-cell table:style-name="ce22" office:value-type="float" office:value="84363.3494653333" calcext:value-type="float">
            <text:p>84363</text:p>
          </table:table-cell>
          <table:table-cell table:style-name="ce22" office:value-type="float" office:value="102982.298941333" calcext:value-type="float">
            <text:p>102982</text:p>
          </table:table-cell>
          <table:table-cell table:style-name="ce28" office:value-type="float" office:value="95822.7510423333" calcext:value-type="float">
            <text:p>95823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.10.101</text:p>
          </table:table-cell>
          <table:table-cell table:style-name="ce17" office:value-type="float" office:value="8613.572129" calcext:value-type="float">
            <text:p>8614</text:p>
          </table:table-cell>
          <table:table-cell table:style-name="ce23" office:value-type="float" office:value="102463.781279667" calcext:value-type="float">
            <text:p>102464</text:p>
          </table:table-cell>
          <table:table-cell table:style-name="ce23" office:value-type="float" office:value="88852.955353" calcext:value-type="float">
            <text:p>88853</text:p>
          </table:table-cell>
          <table:table-cell table:style-name="ce29" office:value-type="float" office:value="92227.3792173333" calcext:value-type="float">
            <text:p>92227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4.5.5</text:p>
          </table:table-cell>
          <table:table-cell table:style-name="ce18" office:value-type="float" office:value="10466.926034" calcext:value-type="float">
            <text:p>10467</text:p>
          </table:table-cell>
          <table:table-cell table:style-name="ce24" office:value-type="float" office:value="88240.588372" calcext:value-type="float">
            <text:p>88241</text:p>
          </table:table-cell>
          <table:table-cell table:style-name="ce24" office:value-type="float" office:value="98389.0697726667" calcext:value-type="float">
            <text:p>98389</text:p>
          </table:table-cell>
          <table:table-cell table:style-name="ce30" office:value-type="float" office:value="99135.6564803333" calcext:value-type="float">
            <text:p>99136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read-only</text:p>
          </table:table-cell>
          <table:table-cell table:style-name="ce9" office:value-type="float" office:value="2500" calcext:value-type="float">
            <text:p>2500</text:p>
          </table:table-cell>
          <table:table-cell table:style-name="ce9" office:value-type="string" calcext:value-type="string">
            <text:p>3.2.80</text:p>
          </table:table-cell>
          <table:table-cell table:style-name="ce16" office:value-type="float" office:value="4752.371539" calcext:value-type="float">
            <text:p>4752</text:p>
          </table:table-cell>
          <table:table-cell table:style-name="ce22" office:value-type="float" office:value="76922.207645" calcext:value-type="float">
            <text:p>76922</text:p>
          </table:table-cell>
          <table:table-cell table:style-name="ce22" office:value-type="float" office:value="84584.211057" calcext:value-type="float">
            <text:p>84584</text:p>
          </table:table-cell>
          <table:table-cell table:style-name="ce28" office:value-type="float" office:value="83727.081501" calcext:value-type="float">
            <text:p>83727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.10.101</text:p>
          </table:table-cell>
          <table:table-cell table:style-name="ce17" office:value-type="float" office:value="7882.14394" calcext:value-type="float">
            <text:p>7882</text:p>
          </table:table-cell>
          <table:table-cell table:style-name="ce23" office:value-type="float" office:value="94296.773853" calcext:value-type="float">
            <text:p>94297</text:p>
          </table:table-cell>
          <table:table-cell table:style-name="ce23" office:value-type="float" office:value="82456.758197" calcext:value-type="float">
            <text:p>82457</text:p>
          </table:table-cell>
          <table:table-cell table:style-name="ce29" office:value-type="float" office:value="79745.8853696667" calcext:value-type="float">
            <text:p>7974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4.5.5</text:p>
          </table:table-cell>
          <table:table-cell table:style-name="ce18" office:value-type="float" office:value="9307.559547" calcext:value-type="float">
            <text:p>9308</text:p>
          </table:table-cell>
          <table:table-cell table:style-name="ce24" office:value-type="float" office:value="84944.8147426667" calcext:value-type="float">
            <text:p>84945</text:p>
          </table:table-cell>
          <table:table-cell table:style-name="ce24" office:value-type="float" office:value="83577.41754" calcext:value-type="float">
            <text:p>83577</text:p>
          </table:table-cell>
          <table:table-cell table:style-name="ce30" office:value-type="float" office:value="88373.2594683333" calcext:value-type="float">
            <text:p>88373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read-only</text:p>
          </table:table-cell>
          <table:table-cell table:style-name="ce9" office:value-type="float" office:value="35000" calcext:value-type="float">
            <text:p>35000</text:p>
          </table:table-cell>
          <table:table-cell table:style-name="ce9" office:value-type="string" calcext:value-type="string">
            <text:p>3.2.80</text:p>
          </table:table-cell>
          <table:table-cell table:style-name="ce16" office:value-type="float" office:value="1972.83203033333" calcext:value-type="float">
            <text:p>1973</text:p>
          </table:table-cell>
          <table:table-cell table:style-name="ce22" office:value-type="float" office:value="9108.60732166667" calcext:value-type="float">
            <text:p>9109</text:p>
          </table:table-cell>
          <table:table-cell table:style-name="ce22" office:value-type="float" office:value="8438.64880233333" calcext:value-type="float">
            <text:p>8439</text:p>
          </table:table-cell>
          <table:table-cell table:style-name="ce28" office:value-type="float" office:value="6772.53064233333" calcext:value-type="float">
            <text:p>6773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.10.101</text:p>
          </table:table-cell>
          <table:table-cell table:style-name="ce17" office:value-type="float" office:value="2138.44819833333" calcext:value-type="float">
            <text:p>2138</text:p>
          </table:table-cell>
          <table:table-cell table:style-name="ce23" office:value-type="float" office:value="9985.04019133333" calcext:value-type="float">
            <text:p>9985</text:p>
          </table:table-cell>
          <table:table-cell table:style-name="ce23" office:value-type="float" office:value="9123.49749966667" calcext:value-type="float">
            <text:p>9123</text:p>
          </table:table-cell>
          <table:table-cell table:style-name="ce29" office:value-type="float" office:value="10117.7967933333" calcext:value-type="float">
            <text:p>10118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4.5.5</text:p>
          </table:table-cell>
          <table:table-cell table:style-name="ce18" office:value-type="float" office:value="1812.76331933333" calcext:value-type="float">
            <text:p>1813</text:p>
          </table:table-cell>
          <table:table-cell table:style-name="ce24" office:value-type="float" office:value="10562.474268" calcext:value-type="float">
            <text:p>10562</text:p>
          </table:table-cell>
          <table:table-cell table:style-name="ce24" office:value-type="float" office:value="10091.0042033333" calcext:value-type="float">
            <text:p>10091</text:p>
          </table:table-cell>
          <table:table-cell table:style-name="ce30" office:value-type="float" office:value="11471.6378963333" calcext:value-type="float">
            <text:p>11472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read-write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.2.80</text:p>
          </table:table-cell>
          <table:table-cell table:style-name="ce16" office:value-type="float" office:value="761.490086" calcext:value-type="float">
            <text:p>761</text:p>
          </table:table-cell>
          <table:table-cell table:style-name="ce22" office:value-type="float" office:value="8136.86184566667" calcext:value-type="float">
            <text:p>8137</text:p>
          </table:table-cell>
          <table:table-cell table:style-name="ce22" office:value-type="float" office:value="13414.6042493333" calcext:value-type="float">
            <text:p>13415</text:p>
          </table:table-cell>
          <table:table-cell table:style-name="ce28" office:value-type="float" office:value="14509.5753986667" calcext:value-type="float">
            <text:p>14510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.10.101</text:p>
          </table:table-cell>
          <table:table-cell table:style-name="ce17" office:value-type="float" office:value="1030.25668666667" calcext:value-type="float">
            <text:p>1030</text:p>
          </table:table-cell>
          <table:table-cell table:style-name="ce23" office:value-type="float" office:value="12097.9700516667" calcext:value-type="float">
            <text:p>12098</text:p>
          </table:table-cell>
          <table:table-cell table:style-name="ce23" office:value-type="float" office:value="13846.8524656667" calcext:value-type="float">
            <text:p>13847</text:p>
          </table:table-cell>
          <table:table-cell table:style-name="ce29" office:value-type="float" office:value="14040.1696903333" calcext:value-type="float">
            <text:p>14040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4.5.5</text:p>
          </table:table-cell>
          <table:table-cell table:style-name="ce18" office:value-type="float" office:value="1405.60396433333" calcext:value-type="float">
            <text:p>1406</text:p>
          </table:table-cell>
          <table:table-cell table:style-name="ce24" office:value-type="float" office:value="11857.805988" calcext:value-type="float">
            <text:p>11858</text:p>
          </table:table-cell>
          <table:table-cell table:style-name="ce24" office:value-type="float" office:value="12328.353278" calcext:value-type="float">
            <text:p>12328</text:p>
          </table:table-cell>
          <table:table-cell table:style-name="ce30" office:value-type="float" office:value="11762.738931" calcext:value-type="float">
            <text:p>11763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read-write</text:p>
          </table:table-cell>
          <table:table-cell table:style-name="ce9" office:value-type="float" office:value="2500" calcext:value-type="float">
            <text:p>2500</text:p>
          </table:table-cell>
          <table:table-cell table:style-name="ce9" office:value-type="string" calcext:value-type="string">
            <text:p>3.2.80</text:p>
          </table:table-cell>
          <table:table-cell table:style-name="ce16" office:value-type="float" office:value="763.130114333333" calcext:value-type="float">
            <text:p>763</text:p>
          </table:table-cell>
          <table:table-cell table:style-name="ce22" office:value-type="float" office:value="7397.44115766667" calcext:value-type="float">
            <text:p>7397</text:p>
          </table:table-cell>
          <table:table-cell table:style-name="ce22" office:value-type="float" office:value="11328.1991813333" calcext:value-type="float">
            <text:p>11328</text:p>
          </table:table-cell>
          <table:table-cell table:style-name="ce28" office:value-type="float" office:value="11841.7914193333" calcext:value-type="float">
            <text:p>11842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.10.101</text:p>
          </table:table-cell>
          <table:table-cell table:style-name="ce17" office:value-type="float" office:value="1142.47807733333" calcext:value-type="float">
            <text:p>1142</text:p>
          </table:table-cell>
          <table:table-cell table:style-name="ce23" office:value-type="float" office:value="10119.3329966667" calcext:value-type="float">
            <text:p>10119</text:p>
          </table:table-cell>
          <table:table-cell table:style-name="ce23" office:value-type="float" office:value="11576.3263003333" calcext:value-type="float">
            <text:p>11576</text:p>
          </table:table-cell>
          <table:table-cell table:style-name="ce29" office:value-type="float" office:value="11849.791896" calcext:value-type="float">
            <text:p>11850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4.5.5</text:p>
          </table:table-cell>
          <table:table-cell table:style-name="ce18" office:value-type="float" office:value="1271.62892866667" calcext:value-type="float">
            <text:p>1272</text:p>
          </table:table-cell>
          <table:table-cell table:style-name="ce24" office:value-type="float" office:value="6842.84629233333" calcext:value-type="float">
            <text:p>6843</text:p>
          </table:table-cell>
          <table:table-cell table:style-name="ce24" office:value-type="float" office:value="7222.29571366667" calcext:value-type="float">
            <text:p>7222</text:p>
          </table:table-cell>
          <table:table-cell table:style-name="ce30" office:value-type="float" office:value="7882.610471" calcext:value-type="float">
            <text:p>7883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string" calcext:value-type="string">
            <text:p>read-write</text:p>
          </table:table-cell>
          <table:table-cell table:style-name="ce9" office:value-type="float" office:value="35000" calcext:value-type="float">
            <text:p>35000</text:p>
          </table:table-cell>
          <table:table-cell table:style-name="ce9" office:value-type="string" calcext:value-type="string">
            <text:p>3.2.80</text:p>
          </table:table-cell>
          <table:table-cell table:style-name="ce16" office:value-type="float" office:value="666.997271666667" calcext:value-type="float">
            <text:p>667</text:p>
          </table:table-cell>
          <table:table-cell table:style-name="ce22" office:value-type="float" office:value="3459.48685066667" calcext:value-type="float">
            <text:p>3459</text:p>
          </table:table-cell>
          <table:table-cell table:style-name="ce22" office:value-type="float" office:value="3568.54217766667" calcext:value-type="float">
            <text:p>3569</text:p>
          </table:table-cell>
          <table:table-cell table:style-name="ce28" office:value-type="float" office:value="3267.567883" calcext:value-type="float">
            <text:p>3268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.10.101</text:p>
          </table:table-cell>
          <table:table-cell table:style-name="ce17" office:value-type="float" office:value="832.50843" calcext:value-type="float">
            <text:p>833</text:p>
          </table:table-cell>
          <table:table-cell table:style-name="ce23" office:value-type="float" office:value="4977.182226" calcext:value-type="float">
            <text:p>4977</text:p>
          </table:table-cell>
          <table:table-cell table:style-name="ce23" office:value-type="float" office:value="4357.47941566667" calcext:value-type="float">
            <text:p>4357</text:p>
          </table:table-cell>
          <table:table-cell table:style-name="ce29" office:value-type="float" office:value="4634.00280933333" calcext:value-type="float">
            <text:p>4634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4.5.5</text:p>
          </table:table-cell>
          <table:table-cell table:style-name="ce19" office:value-type="float" office:value="841.399419333333" calcext:value-type="float">
            <text:p>841</text:p>
          </table:table-cell>
          <table:table-cell table:style-name="ce25" office:value-type="float" office:value="2589.283241" calcext:value-type="float">
            <text:p>2589</text:p>
          </table:table-cell>
          <table:table-cell table:style-name="ce25" office:value-type="float" office:value="2746.12447933333" calcext:value-type="float">
            <text:p>2746</text:p>
          </table:table-cell>
          <table:table-cell table:style-name="ce31" office:value-type="float" office:value="2796.15290033333" calcext:value-type="float">
            <text:p>2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20:25:03.871982696</dc:date>
    <meta:editing-duration>PT13M2S</meta:editing-duration>
    <meta:editing-cycles>5</meta:editing-cycles>
    <meta:generator>LibreOffice/5.0.6.2$Linux_X86_64 LibreOffice_project/00$Build-2</meta:generator>
    <meta:document-statistic meta:table-count="3" meta:cell-count="17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16cm" chart:style-name="ch2">
          <text:p>small / read-only</text:p>
        </chart:title>
        <chart:legend chart:legend-position="bottom" svg:x="5.084cm" svg:y="8.217cm" style:legend-expansion="wide" chart:style-name="ch3"/>
        <chart:plot-area chart:style-name="ch4" table:cell-range-address="charts.C1:charts.G4" chart:data-source-has-labels="both" svg:x="1.331cm" svg:y="1.275cm" svg:width="14.349cm" svg:height="6.762cm">
          <chartooo:coordinate-region svg:x="2.693cm" svg:y="1.474cm" svg:width="12.602cm" svg:height="5.916cm"/>
          <chart:axis chart:dimension="x" chart:name="primary-x" chart:style-name="ch5" chartooo:axis-type="auto">
            <chartooo:date-scale/>
            <chart:categories table:cell-range-address="charts.C2:charts.C4"/>
            <chart:grid chart:style-name="ch6" chart:class="major"/>
          </chart:axis>
          <chart:axis chart:dimension="y" chart:name="primary-y" chart:style-name="ch7">
            <chart:title svg:x="0.451cm" svg:y="4.938cm" chart:style-name="ch8">
              <text:p>tps</text:p>
            </chart:title>
            <chart:grid chart:style-name="ch9" chart:class="major"/>
          </chart:axis>
          <chart:series chart:style-name="ch10" chart:values-cell-range-address="charts.D2:charts.D4" chart:label-cell-address="charts.D1:charts.D1" chart:class="chart:line">
            <chart:data-point chart:repeated="3"/>
          </chart:series>
          <chart:series chart:style-name="ch11" chart:values-cell-range-address="charts.E2:charts.E4" chart:label-cell-address="charts.E1:charts.E1" chart:class="chart:line">
            <chart:data-point chart:repeated="3"/>
          </chart:series>
          <chart:series chart:style-name="ch12" chart:values-cell-range-address="charts.F2:charts.F4" chart:label-cell-address="charts.F1:charts.F1" chart:class="chart:line">
            <chart:data-point chart:repeated="3"/>
          </chart:series>
          <chart:series chart:style-name="ch13" chart:values-cell-range-address="charts.G2:charts.G4" chart:label-cell-address="charts.G1:charts.G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:charts.D1</svg:desc>
                </draw:g>
              </table:table-cell>
              <table:table-cell office:value-type="string">
                <text:p>16</text:p>
                <draw:g>
                  <svg:desc>charts.E1:charts.E1</svg:desc>
                </draw:g>
              </table:table-cell>
              <table:table-cell office:value-type="string">
                <text:p>32</text:p>
                <draw:g>
                  <svg:desc>charts.F1:charts.F1</svg:desc>
                </draw:g>
              </table:table-cell>
              <table:table-cell office:value-type="string">
                <text:p>64</text:p>
                <draw:g>
                  <svg:desc>charts.G1:char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2.80</text:p>
                <draw:g>
                  <svg:desc>charts.C2:charts.C4</svg:desc>
                </draw:g>
              </table:table-cell>
              <table:table-cell office:value-type="float" office:value="4990.76575">
                <text:p>4990.76575</text:p>
                <draw:g>
                  <svg:desc>charts.D2:charts.D4</svg:desc>
                </draw:g>
              </table:table-cell>
              <table:table-cell office:value-type="float" office:value="84363.3494653333">
                <text:p>84363.3494653333</text:p>
                <draw:g>
                  <svg:desc>charts.E2:charts.E4</svg:desc>
                </draw:g>
              </table:table-cell>
              <table:table-cell office:value-type="float" office:value="102982.298941333">
                <text:p>102982.298941333</text:p>
                <draw:g>
                  <svg:desc>charts.F2:charts.F4</svg:desc>
                </draw:g>
              </table:table-cell>
              <table:table-cell office:value-type="float" office:value="95822.7510423333">
                <text:p>95822.7510423333</text:p>
                <draw:g>
                  <svg:desc>charts.G2:charts.G4</svg:desc>
                </draw:g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8613.572129">
                <text:p>8613.572129</text:p>
              </table:table-cell>
              <table:table-cell office:value-type="float" office:value="102463.781279667">
                <text:p>102463.781279667</text:p>
              </table:table-cell>
              <table:table-cell office:value-type="float" office:value="88852.955353">
                <text:p>88852.955353</text:p>
              </table:table-cell>
              <table:table-cell office:value-type="float" office:value="92227.3792173333">
                <text:p>92227.3792173333</text:p>
              </table:table-cell>
            </table:table-row>
            <table:table-row>
              <table:table-cell office:value-type="string">
                <text:p>4.5.5</text:p>
              </table:table-cell>
              <table:table-cell office:value-type="float" office:value="10466.926034">
                <text:p>10466.926034</text:p>
              </table:table-cell>
              <table:table-cell office:value-type="float" office:value="88240.588372">
                <text:p>88240.588372</text:p>
              </table:table-cell>
              <table:table-cell office:value-type="float" office:value="98389.0697726667">
                <text:p>98389.0697726667</text:p>
              </table:table-cell>
              <table:table-cell office:value-type="float" office:value="99135.6564803333">
                <text:p>99135.656480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medium / read-only</text:p>
        </chart:title>
        <chart:legend chart:legend-position="bottom" svg:x="5.084cm" svg:y="8.217cm" style:legend-expansion="wide" chart:style-name="ch3"/>
        <chart:plot-area chart:style-name="ch4" table:cell-range-address="charts.C5:charts.G8" chart:data-source-has-labels="both" svg:x="1.331cm" svg:y="1.275cm" svg:width="14.349cm" svg:height="6.762cm">
          <chartooo:coordinate-region svg:x="2.693cm" svg:y="1.474cm" svg:width="12.602cm" svg:height="5.916cm"/>
          <chart:axis chart:dimension="x" chart:name="primary-x" chart:style-name="ch5" chartooo:axis-type="auto">
            <chartooo:date-scale/>
            <chart:categories table:cell-range-address="charts.C6:charts.C8"/>
            <chart:grid chart:style-name="ch6" chart:class="major"/>
          </chart:axis>
          <chart:axis chart:dimension="y" chart:name="primary-y" chart:style-name="ch7">
            <chart:title svg:x="0.451cm" svg:y="4.938cm" chart:style-name="ch8">
              <text:p>tps</text:p>
            </chart:title>
            <chart:grid chart:style-name="ch9" chart:class="major"/>
          </chart:axis>
          <chart:series chart:style-name="ch10" chart:values-cell-range-address="charts.D6:charts.D8" chart:label-cell-address="charts.D5:charts.D5" chart:class="chart:line">
            <chart:data-point chart:repeated="3"/>
          </chart:series>
          <chart:series chart:style-name="ch11" chart:values-cell-range-address="charts.E6:charts.E8" chart:label-cell-address="charts.E5:charts.E5" chart:class="chart:line">
            <chart:data-point chart:repeated="3"/>
          </chart:series>
          <chart:series chart:style-name="ch12" chart:values-cell-range-address="charts.F6:charts.F8" chart:label-cell-address="charts.F5:charts.F5" chart:class="chart:line">
            <chart:data-point chart:repeated="3"/>
          </chart:series>
          <chart:series chart:style-name="ch13" chart:values-cell-range-address="charts.G6:charts.G8" chart:label-cell-address="charts.G5:charts.G5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5:charts.D5</svg:desc>
                </draw:g>
              </table:table-cell>
              <table:table-cell office:value-type="string">
                <text:p>16</text:p>
                <draw:g>
                  <svg:desc>charts.E5:charts.E5</svg:desc>
                </draw:g>
              </table:table-cell>
              <table:table-cell office:value-type="string">
                <text:p>32</text:p>
                <draw:g>
                  <svg:desc>charts.F5:charts.F5</svg:desc>
                </draw:g>
              </table:table-cell>
              <table:table-cell office:value-type="string">
                <text:p>64</text:p>
                <draw:g>
                  <svg:desc>charts.G5:chart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2.80</text:p>
                <draw:g>
                  <svg:desc>charts.C6:charts.C8</svg:desc>
                </draw:g>
              </table:table-cell>
              <table:table-cell office:value-type="float" office:value="4752.371539">
                <text:p>4752.371539</text:p>
                <draw:g>
                  <svg:desc>charts.D6:charts.D8</svg:desc>
                </draw:g>
              </table:table-cell>
              <table:table-cell office:value-type="float" office:value="76922.207645">
                <text:p>76922.207645</text:p>
                <draw:g>
                  <svg:desc>charts.E6:charts.E8</svg:desc>
                </draw:g>
              </table:table-cell>
              <table:table-cell office:value-type="float" office:value="84584.211057">
                <text:p>84584.211057</text:p>
                <draw:g>
                  <svg:desc>charts.F6:charts.F8</svg:desc>
                </draw:g>
              </table:table-cell>
              <table:table-cell office:value-type="float" office:value="83727.081501">
                <text:p>83727.081501</text:p>
                <draw:g>
                  <svg:desc>charts.G6:charts.G8</svg:desc>
                </draw:g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7882.14394">
                <text:p>7882.14394</text:p>
              </table:table-cell>
              <table:table-cell office:value-type="float" office:value="94296.773853">
                <text:p>94296.773853</text:p>
              </table:table-cell>
              <table:table-cell office:value-type="float" office:value="82456.758197">
                <text:p>82456.758197</text:p>
              </table:table-cell>
              <table:table-cell office:value-type="float" office:value="79745.8853696667">
                <text:p>79745.8853696667</text:p>
              </table:table-cell>
            </table:table-row>
            <table:table-row>
              <table:table-cell office:value-type="string">
                <text:p>4.5.5</text:p>
              </table:table-cell>
              <table:table-cell office:value-type="float" office:value="9307.559547">
                <text:p>9307.559547</text:p>
              </table:table-cell>
              <table:table-cell office:value-type="float" office:value="84944.8147426667">
                <text:p>84944.8147426667</text:p>
              </table:table-cell>
              <table:table-cell office:value-type="float" office:value="83577.41754">
                <text:p>83577.41754</text:p>
              </table:table-cell>
              <table:table-cell office:value-type="float" office:value="88373.2594683333">
                <text:p>88373.259468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16cm" chart:style-name="ch2">
          <text:p>large / read-only</text:p>
        </chart:title>
        <chart:legend chart:legend-position="bottom" svg:x="5.084cm" svg:y="8.217cm" style:legend-expansion="wide" chart:style-name="ch3"/>
        <chart:plot-area chart:style-name="ch4" table:cell-range-address="charts.C9:charts.G12" chart:data-source-has-labels="both" svg:x="1.331cm" svg:y="1.275cm" svg:width="14.349cm" svg:height="6.762cm">
          <chartooo:coordinate-region svg:x="2.507cm" svg:y="1.474cm" svg:width="12.788cm" svg:height="5.916cm"/>
          <chart:axis chart:dimension="x" chart:name="primary-x" chart:style-name="ch5" chartooo:axis-type="auto">
            <chartooo:date-scale/>
            <chart:categories table:cell-range-address="charts.C10:charts.C12"/>
            <chart:grid chart:style-name="ch6" chart:class="major"/>
          </chart:axis>
          <chart:axis chart:dimension="y" chart:name="primary-y" chart:style-name="ch7">
            <chart:title svg:x="0.451cm" svg:y="4.938cm" chart:style-name="ch8">
              <text:p>tps</text:p>
            </chart:title>
            <chart:grid chart:style-name="ch9" chart:class="major"/>
          </chart:axis>
          <chart:series chart:style-name="ch10" chart:values-cell-range-address="charts.D10:charts.D12" chart:label-cell-address="charts.D9:charts.D9" chart:class="chart:line">
            <chart:data-point chart:repeated="3"/>
          </chart:series>
          <chart:series chart:style-name="ch11" chart:values-cell-range-address="charts.E10:charts.E12" chart:label-cell-address="charts.E9:charts.E9" chart:class="chart:line">
            <chart:data-point chart:repeated="3"/>
          </chart:series>
          <chart:series chart:style-name="ch12" chart:values-cell-range-address="charts.F10:charts.F12" chart:label-cell-address="charts.F9:charts.F9" chart:class="chart:line">
            <chart:data-point chart:repeated="3"/>
          </chart:series>
          <chart:series chart:style-name="ch13" chart:values-cell-range-address="charts.G10:charts.G12" chart:label-cell-address="charts.G9:charts.G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9:charts.D9</svg:desc>
                </draw:g>
              </table:table-cell>
              <table:table-cell office:value-type="string">
                <text:p>16</text:p>
                <draw:g>
                  <svg:desc>charts.E9:charts.E9</svg:desc>
                </draw:g>
              </table:table-cell>
              <table:table-cell office:value-type="string">
                <text:p>32</text:p>
                <draw:g>
                  <svg:desc>charts.F9:charts.F9</svg:desc>
                </draw:g>
              </table:table-cell>
              <table:table-cell office:value-type="string">
                <text:p>64</text:p>
                <draw:g>
                  <svg:desc>charts.G9:charts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2.80</text:p>
                <draw:g>
                  <svg:desc>charts.C10:charts.C12</svg:desc>
                </draw:g>
              </table:table-cell>
              <table:table-cell office:value-type="float" office:value="1972.83203033333">
                <text:p>1972.83203033333</text:p>
                <draw:g>
                  <svg:desc>charts.D10:charts.D12</svg:desc>
                </draw:g>
              </table:table-cell>
              <table:table-cell office:value-type="float" office:value="9108.60732166667">
                <text:p>9108.60732166667</text:p>
                <draw:g>
                  <svg:desc>charts.E10:charts.E12</svg:desc>
                </draw:g>
              </table:table-cell>
              <table:table-cell office:value-type="float" office:value="8438.64880233333">
                <text:p>8438.64880233333</text:p>
                <draw:g>
                  <svg:desc>charts.F10:charts.F12</svg:desc>
                </draw:g>
              </table:table-cell>
              <table:table-cell office:value-type="float" office:value="6772.53064233333">
                <text:p>6772.53064233333</text:p>
                <draw:g>
                  <svg:desc>charts.G10:charts.G12</svg:desc>
                </draw:g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2138.44819833333">
                <text:p>2138.44819833333</text:p>
              </table:table-cell>
              <table:table-cell office:value-type="float" office:value="9985.04019133333">
                <text:p>9985.04019133333</text:p>
              </table:table-cell>
              <table:table-cell office:value-type="float" office:value="9123.49749966667">
                <text:p>9123.49749966667</text:p>
              </table:table-cell>
              <table:table-cell office:value-type="float" office:value="10117.7967933333">
                <text:p>10117.7967933333</text:p>
              </table:table-cell>
            </table:table-row>
            <table:table-row>
              <table:table-cell office:value-type="string">
                <text:p>4.5.5</text:p>
              </table:table-cell>
              <table:table-cell office:value-type="float" office:value="1812.76331933333">
                <text:p>1812.76331933333</text:p>
              </table:table-cell>
              <table:table-cell office:value-type="float" office:value="10562.474268">
                <text:p>10562.474268</text:p>
              </table:table-cell>
              <table:table-cell office:value-type="float" office:value="10091.0042033333">
                <text:p>10091.0042033333</text:p>
              </table:table-cell>
              <table:table-cell office:value-type="float" office:value="11471.6378963333">
                <text:p>11471.637896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76cm" svg:y="0.316cm" chart:style-name="ch2">
          <text:p>small / read-write</text:p>
        </chart:title>
        <chart:legend chart:legend-position="bottom" svg:x="5.084cm" svg:y="8.217cm" style:legend-expansion="wide" chart:style-name="ch3"/>
        <chart:plot-area chart:style-name="ch4" table:cell-range-address="charts.C13:charts.G16" chart:data-source-has-labels="both" svg:x="1.331cm" svg:y="1.275cm" svg:width="14.349cm" svg:height="6.762cm">
          <chartooo:coordinate-region svg:x="2.507cm" svg:y="1.474cm" svg:width="12.788cm" svg:height="5.916cm"/>
          <chart:axis chart:dimension="x" chart:name="primary-x" chart:style-name="ch5" chartooo:axis-type="auto">
            <chartooo:date-scale/>
            <chart:categories table:cell-range-address="charts.C14:charts.C16"/>
            <chart:grid chart:style-name="ch6" chart:class="major"/>
          </chart:axis>
          <chart:axis chart:dimension="y" chart:name="primary-y" chart:style-name="ch7">
            <chart:title svg:x="0.451cm" svg:y="4.938cm" chart:style-name="ch8">
              <text:p>tps</text:p>
            </chart:title>
            <chart:grid chart:style-name="ch9" chart:class="major"/>
          </chart:axis>
          <chart:series chart:style-name="ch10" chart:values-cell-range-address="charts.D14:charts.D16" chart:label-cell-address="charts.D13:charts.D13" chart:class="chart:line">
            <chart:data-point chart:repeated="3"/>
          </chart:series>
          <chart:series chart:style-name="ch11" chart:values-cell-range-address="charts.E14:charts.E16" chart:label-cell-address="charts.E13:charts.E13" chart:class="chart:line">
            <chart:data-point chart:repeated="3"/>
          </chart:series>
          <chart:series chart:style-name="ch12" chart:values-cell-range-address="charts.F14:charts.F16" chart:label-cell-address="charts.F13:charts.F13" chart:class="chart:line">
            <chart:data-point chart:repeated="3"/>
          </chart:series>
          <chart:series chart:style-name="ch13" chart:values-cell-range-address="charts.G14:charts.G16" chart:label-cell-address="charts.G13:charts.G13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3:charts.D13</svg:desc>
                </draw:g>
              </table:table-cell>
              <table:table-cell office:value-type="string">
                <text:p>16</text:p>
                <draw:g>
                  <svg:desc>charts.E13:charts.E13</svg:desc>
                </draw:g>
              </table:table-cell>
              <table:table-cell office:value-type="string">
                <text:p>32</text:p>
                <draw:g>
                  <svg:desc>charts.F13:charts.F13</svg:desc>
                </draw:g>
              </table:table-cell>
              <table:table-cell office:value-type="string">
                <text:p>64</text:p>
                <draw:g>
                  <svg:desc>charts.G13:charts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2.80</text:p>
                <draw:g>
                  <svg:desc>charts.C14:charts.C16</svg:desc>
                </draw:g>
              </table:table-cell>
              <table:table-cell office:value-type="float" office:value="761.490086">
                <text:p>761.490086</text:p>
                <draw:g>
                  <svg:desc>charts.D14:charts.D16</svg:desc>
                </draw:g>
              </table:table-cell>
              <table:table-cell office:value-type="float" office:value="8136.86184566667">
                <text:p>8136.86184566667</text:p>
                <draw:g>
                  <svg:desc>charts.E14:charts.E16</svg:desc>
                </draw:g>
              </table:table-cell>
              <table:table-cell office:value-type="float" office:value="13414.6042493333">
                <text:p>13414.6042493333</text:p>
                <draw:g>
                  <svg:desc>charts.F14:charts.F16</svg:desc>
                </draw:g>
              </table:table-cell>
              <table:table-cell office:value-type="float" office:value="14509.5753986667">
                <text:p>14509.5753986667</text:p>
                <draw:g>
                  <svg:desc>charts.G14:charts.G16</svg:desc>
                </draw:g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030.25668666667">
                <text:p>1030.25668666667</text:p>
              </table:table-cell>
              <table:table-cell office:value-type="float" office:value="12097.9700516667">
                <text:p>12097.9700516667</text:p>
              </table:table-cell>
              <table:table-cell office:value-type="float" office:value="13846.8524656667">
                <text:p>13846.8524656667</text:p>
              </table:table-cell>
              <table:table-cell office:value-type="float" office:value="14040.1696903333">
                <text:p>14040.1696903333</text:p>
              </table:table-cell>
            </table:table-row>
            <table:table-row>
              <table:table-cell office:value-type="string">
                <text:p>4.5.5</text:p>
              </table:table-cell>
              <table:table-cell office:value-type="float" office:value="1405.60396433333">
                <text:p>1405.60396433333</text:p>
              </table:table-cell>
              <table:table-cell office:value-type="float" office:value="11857.805988">
                <text:p>11857.805988</text:p>
              </table:table-cell>
              <table:table-cell office:value-type="float" office:value="12328.353278">
                <text:p>12328.353278</text:p>
              </table:table-cell>
              <table:table-cell office:value-type="float" office:value="11762.738931">
                <text:p>11762.7389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medium / read-write</text:p>
        </chart:title>
        <chart:legend chart:legend-position="bottom" svg:x="5.084cm" svg:y="8.217cm" style:legend-expansion="wide" chart:style-name="ch3"/>
        <chart:plot-area chart:style-name="ch4" table:cell-range-address="charts.C17:charts.G20" chart:data-source-has-labels="both" svg:x="1.331cm" svg:y="1.275cm" svg:width="14.349cm" svg:height="6.762cm">
          <chartooo:coordinate-region svg:x="2.507cm" svg:y="1.474cm" svg:width="12.788cm" svg:height="5.916cm"/>
          <chart:axis chart:dimension="x" chart:name="primary-x" chart:style-name="ch5" chartooo:axis-type="auto">
            <chartooo:date-scale/>
            <chart:categories table:cell-range-address="charts.C18:charts.C20"/>
            <chart:grid chart:style-name="ch6" chart:class="major"/>
          </chart:axis>
          <chart:axis chart:dimension="y" chart:name="primary-y" chart:style-name="ch7">
            <chart:title svg:x="0.451cm" svg:y="4.938cm" chart:style-name="ch8">
              <text:p>tps</text:p>
            </chart:title>
            <chart:grid chart:style-name="ch9" chart:class="major"/>
          </chart:axis>
          <chart:series chart:style-name="ch10" chart:values-cell-range-address="charts.D18:charts.D20" chart:label-cell-address="charts.D17:charts.D17" chart:class="chart:line">
            <chart:data-point chart:repeated="3"/>
          </chart:series>
          <chart:series chart:style-name="ch11" chart:values-cell-range-address="charts.E18:charts.E20" chart:label-cell-address="charts.E17:charts.E17" chart:class="chart:line">
            <chart:data-point chart:repeated="3"/>
          </chart:series>
          <chart:series chart:style-name="ch12" chart:values-cell-range-address="charts.F18:charts.F20" chart:label-cell-address="charts.F17:charts.F17" chart:class="chart:line">
            <chart:data-point chart:repeated="3"/>
          </chart:series>
          <chart:series chart:style-name="ch13" chart:values-cell-range-address="charts.G18:charts.G20" chart:label-cell-address="charts.G17:charts.G17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7:charts.D17</svg:desc>
                </draw:g>
              </table:table-cell>
              <table:table-cell office:value-type="string">
                <text:p>16</text:p>
                <draw:g>
                  <svg:desc>charts.E17:charts.E17</svg:desc>
                </draw:g>
              </table:table-cell>
              <table:table-cell office:value-type="string">
                <text:p>32</text:p>
                <draw:g>
                  <svg:desc>charts.F17:charts.F17</svg:desc>
                </draw:g>
              </table:table-cell>
              <table:table-cell office:value-type="string">
                <text:p>64</text:p>
                <draw:g>
                  <svg:desc>charts.G17:charts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2.80</text:p>
                <draw:g>
                  <svg:desc>charts.C18:charts.C20</svg:desc>
                </draw:g>
              </table:table-cell>
              <table:table-cell office:value-type="float" office:value="763.130114333333">
                <text:p>763.130114333333</text:p>
                <draw:g>
                  <svg:desc>charts.D18:charts.D20</svg:desc>
                </draw:g>
              </table:table-cell>
              <table:table-cell office:value-type="float" office:value="7397.44115766667">
                <text:p>7397.44115766667</text:p>
                <draw:g>
                  <svg:desc>charts.E18:charts.E20</svg:desc>
                </draw:g>
              </table:table-cell>
              <table:table-cell office:value-type="float" office:value="11328.1991813333">
                <text:p>11328.1991813333</text:p>
                <draw:g>
                  <svg:desc>charts.F18:charts.F20</svg:desc>
                </draw:g>
              </table:table-cell>
              <table:table-cell office:value-type="float" office:value="11841.7914193333">
                <text:p>11841.7914193333</text:p>
                <draw:g>
                  <svg:desc>charts.G18:charts.G20</svg:desc>
                </draw:g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142.47807733333">
                <text:p>1142.47807733333</text:p>
              </table:table-cell>
              <table:table-cell office:value-type="float" office:value="10119.3329966667">
                <text:p>10119.3329966667</text:p>
              </table:table-cell>
              <table:table-cell office:value-type="float" office:value="11576.3263003333">
                <text:p>11576.3263003333</text:p>
              </table:table-cell>
              <table:table-cell office:value-type="float" office:value="11849.791896">
                <text:p>11849.791896</text:p>
              </table:table-cell>
            </table:table-row>
            <table:table-row>
              <table:table-cell office:value-type="string">
                <text:p>4.5.5</text:p>
              </table:table-cell>
              <table:table-cell office:value-type="float" office:value="1271.62892866667">
                <text:p>1271.62892866667</text:p>
              </table:table-cell>
              <table:table-cell office:value-type="float" office:value="6842.84629233333">
                <text:p>6842.84629233333</text:p>
              </table:table-cell>
              <table:table-cell office:value-type="float" office:value="7222.29571366667">
                <text:p>7222.29571366667</text:p>
              </table:table-cell>
              <table:table-cell office:value-type="float" office:value="7882.610471">
                <text:p>7882.6104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76cm" svg:y="0.316cm" chart:style-name="ch2">
          <text:p>large / read-write</text:p>
        </chart:title>
        <chart:legend chart:legend-position="bottom" svg:x="5.084cm" svg:y="8.217cm" style:legend-expansion="wide" chart:style-name="ch3"/>
        <chart:plot-area chart:style-name="ch4" table:cell-range-address="charts.C21:charts.G24" chart:data-source-has-labels="both" svg:x="1.331cm" svg:y="1.275cm" svg:width="14.349cm" svg:height="6.762cm">
          <chartooo:coordinate-region svg:x="2.323cm" svg:y="1.474cm" svg:width="12.973cm" svg:height="5.916cm"/>
          <chart:axis chart:dimension="x" chart:name="primary-x" chart:style-name="ch5" chartooo:axis-type="auto">
            <chartooo:date-scale/>
            <chart:categories table:cell-range-address="charts.C22:charts.C24"/>
            <chart:grid chart:style-name="ch6" chart:class="major"/>
          </chart:axis>
          <chart:axis chart:dimension="y" chart:name="primary-y" chart:style-name="ch7">
            <chart:title svg:x="0.451cm" svg:y="4.938cm" chart:style-name="ch8">
              <text:p>tps</text:p>
            </chart:title>
            <chart:grid chart:style-name="ch9" chart:class="major"/>
          </chart:axis>
          <chart:series chart:style-name="ch10" chart:values-cell-range-address="charts.D22:charts.D24" chart:label-cell-address="charts.D21:charts.D21" chart:class="chart:line">
            <chart:data-point chart:repeated="3"/>
          </chart:series>
          <chart:series chart:style-name="ch11" chart:values-cell-range-address="charts.E22:charts.E24" chart:label-cell-address="charts.E21:charts.E21" chart:class="chart:line">
            <chart:data-point chart:repeated="3"/>
          </chart:series>
          <chart:series chart:style-name="ch12" chart:values-cell-range-address="charts.F22:charts.F24" chart:label-cell-address="charts.F21:charts.F21" chart:class="chart:line">
            <chart:data-point chart:repeated="3"/>
          </chart:series>
          <chart:series chart:style-name="ch13" chart:values-cell-range-address="charts.G22:charts.G24" chart:label-cell-address="charts.G21:charts.G2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21:charts.D21</svg:desc>
                </draw:g>
              </table:table-cell>
              <table:table-cell office:value-type="string">
                <text:p>16</text:p>
                <draw:g>
                  <svg:desc>charts.E21:charts.E21</svg:desc>
                </draw:g>
              </table:table-cell>
              <table:table-cell office:value-type="string">
                <text:p>32</text:p>
                <draw:g>
                  <svg:desc>charts.F21:charts.F21</svg:desc>
                </draw:g>
              </table:table-cell>
              <table:table-cell office:value-type="string">
                <text:p>64</text:p>
                <draw:g>
                  <svg:desc>charts.G21:charts.G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2.80</text:p>
                <draw:g>
                  <svg:desc>charts.C22:charts.C24</svg:desc>
                </draw:g>
              </table:table-cell>
              <table:table-cell office:value-type="float" office:value="666.997271666667">
                <text:p>666.997271666667</text:p>
                <draw:g>
                  <svg:desc>charts.D22:charts.D24</svg:desc>
                </draw:g>
              </table:table-cell>
              <table:table-cell office:value-type="float" office:value="3459.48685066667">
                <text:p>3459.48685066667</text:p>
                <draw:g>
                  <svg:desc>charts.E22:charts.E24</svg:desc>
                </draw:g>
              </table:table-cell>
              <table:table-cell office:value-type="float" office:value="3568.54217766667">
                <text:p>3568.54217766667</text:p>
                <draw:g>
                  <svg:desc>charts.F22:charts.F24</svg:desc>
                </draw:g>
              </table:table-cell>
              <table:table-cell office:value-type="float" office:value="3267.567883">
                <text:p>3267.567883</text:p>
                <draw:g>
                  <svg:desc>charts.G22:charts.G24</svg:desc>
                </draw:g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832.50843">
                <text:p>832.50843</text:p>
              </table:table-cell>
              <table:table-cell office:value-type="float" office:value="4977.182226">
                <text:p>4977.182226</text:p>
              </table:table-cell>
              <table:table-cell office:value-type="float" office:value="4357.47941566667">
                <text:p>4357.47941566667</text:p>
              </table:table-cell>
              <table:table-cell office:value-type="float" office:value="4634.00280933333">
                <text:p>4634.00280933333</text:p>
              </table:table-cell>
            </table:table-row>
            <table:table-row>
              <table:table-cell office:value-type="string">
                <text:p>4.5.5</text:p>
              </table:table-cell>
              <table:table-cell office:value-type="float" office:value="841.399419333333">
                <text:p>841.399419333333</text:p>
              </table:table-cell>
              <table:table-cell office:value-type="float" office:value="2589.283241">
                <text:p>2589.283241</text:p>
              </table:table-cell>
              <table:table-cell office:value-type="float" office:value="2746.12447933333">
                <text:p>2746.12447933333</text:p>
              </table:table-cell>
              <table:table-cell office:value-type="float" office:value="2796.15290033333">
                <text:p>2796.152900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